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205.85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32.04pt"/>
    </style:style>
    <style:style style:name="co5" style:family="table-column">
      <style:table-column-properties fo:break-before="auto" style:column-width="102.5pt"/>
    </style:style>
    <style:style style:name="co6" style:family="table-column">
      <style:table-column-properties fo:break-before="auto" style:column-width="256.3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44.94pt"/>
    </style:style>
    <style:style style:name="co9" style:family="table-column">
      <style:table-column-properties fo:break-before="auto" style:column-width="223.34pt"/>
    </style:style>
    <style:style style:name="co10" style:family="table-column">
      <style:table-column-properties fo:break-before="auto" style:column-width="35.15pt"/>
    </style:style>
    <style:style style:name="co11" style:family="table-column">
      <style:table-column-properties fo:break-before="auto" style:column-width="269.66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213.05pt"/>
    </style:style>
    <style:style style:name="co14" style:family="table-column">
      <style:table-column-properties fo:break-before="auto" style:column-width="65.54pt"/>
    </style:style>
    <style:style style:name="ro1" style:family="table-row">
      <style:table-row-properties style:row-height="21.6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3.61pt" fo:break-before="auto" style:use-optimal-row-height="true"/>
    </style:style>
    <style:style style:name="ro5" style:family="table-row">
      <style:table-row-properties style:row-height="14.2pt" fo:break-before="auto" style:use-optimal-row-height="true"/>
    </style:style>
    <style:style style:name="ro6" style:family="table-row">
      <style:table-row-properties style:row-height="19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Bitstream Vera Sans Mono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E13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F13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H29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3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Bitstream Vera Sans Mono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18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A5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E13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F13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Free&quot;" style:apply-style-name="Untitled1" style:base-cell-address="'General Memory Map'.H29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Bitstream Vera Sans Mono"/>
    </style:style>
    <style:style style:name="ce29" style:family="table-cell" style:parent-style-name="Default">
      <style:table-cell-properties fo:border="0.74pt solid #000000"/>
      <style:text-properties style:font-name="Bitstream Vera Sans Mono"/>
    </style:style>
    <style:style style:name="ce30" style:family="table-cell" style:parent-style-name="Default">
      <style:text-properties style:font-name="Bitstream Vera Sans Mono"/>
    </style:style>
    <style:style style:name="ce31" style:family="table-cell" style:parent-style-name="Default">
      <style:table-cell-properties fo:border="0.74pt solid #000000"/>
      <style:text-properties style:font-name="Bitstream Vera Sans Mono"/>
      <style:map style:condition="cell-content()=&quot;True&quot;" style:apply-style-name="Untitled1" style:base-cell-address="'Bit mappings'.C1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C2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C11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C19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C20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C20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C26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C36"/>
    </style:style>
    <style:style style:name="ce39" style:family="table-cell" style:parent-style-name="Default">
      <style:text-properties style:font-name="Bitstream Vera Sans Mono"/>
      <style:map style:condition="cell-content()=&quot;True&quot;" style:apply-style-name="Untitled1" style:base-cell-address="'Bit mappings'.C2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D19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D20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D2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Bitstream Vera Sans Mono"/>
      <style:map style:condition="cell-content()=&quot;True&quot;" style:apply-style-name="Untitled1" style:base-cell-address="'Bit mappings'.D26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font-name="Bitstream Vera Sans Mono"/>
    </style:style>
  </office:automatic-styles>
  <office:body>
    <office:spreadsheet>
      <table:calculation-settings table:automatic-find-labels="false"/>
      <table:table table:name="General Memory Map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number-columns-repeated="1016" table:default-cell-style-name="ce6"/>
        <table:table-row table:style-name="ro1">
          <table:table-cell table:style-name="ce1" office:value-type="string" calcext:value-type="string" table:number-columns-spanned="8" table:number-rows-spanned="1">
            <text:p>STC15W408AS Memory Map (8051 DIY Clock)</text:p>
          </table:table-cell>
          <table:covered-table-cell table:number-columns-repeated="7" table:style-name="ce7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6" table:number-rows-spanned="1">
            <text:p>On-Chip Memories</text:p>
          </table:table-cell>
          <table:covered-table-cell table:number-columns-repeated="5" table:style-name="ce7"/>
          <table:table-cell table:style-name="ce1" office:value-type="string" calcext:value-type="string" table:number-columns-spanned="2" table:number-rows-spanned="1">
            <text:p>Off-Chip Memories</text:p>
          </table:table-cell>
          <table:covered-table-cell table:style-name="ce7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2" table:number-rows-spanned="1">
            <text:p>IRAM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XRAM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EEPROM (MOVC offset 0x2000)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DS1302 BBSRAM</text:p>
          </table:table-cell>
          <table:covered-table-cell table:style-name="ce7"/>
          <table:table-cell table:number-columns-repeated="1016"/>
        </table:table-row>
        <table:table-row table:style-name="ro2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ata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0x00 – 0x1f</text:p>
          </table:table-cell>
          <table:table-cell table:style-name="ce2" office:value-type="string" calcext:value-type="string">
            <text:p>Register banks 0 – 3</text:p>
          </table:table-cell>
          <table:table-cell table:style-name="ce2" office:value-type="string" calcext:value-type="string">
            <text:p>0x00 – 0x30</text:p>
          </table:table-cell>
          <table:table-cell table:style-name="ce2" office:value-type="string" calcext:value-type="string">
            <text:p>DS1302 BBSRAM Cache</text:p>
          </table:table-cell>
          <table:table-cell table:style-name="ce2" office:value-type="string" calcext:value-type="string">
            <text:p>0x0000 – 0x07ff</text:p>
          </table:table-cell>
          <table:table-cell table:style-name="ce2" office:value-type="string" calcext:value-type="string">
            <text:p>Digit on-time lookup table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CRC LSB (CRC_LSB)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0x20</text:p>
          </table:table-cell>
          <table:table-cell table:style-name="ce2" office:value-type="string" calcext:value-type="string">
            <text:p>Compiler reserved (Bit Regs)</text:p>
          </table:table-cell>
          <table:table-cell table:style-name="ce2" office:value-type="string" calcext:value-type="string">
            <text:p>0x31 – 0xff</text:p>
          </table:table-cell>
          <table:table-cell table:style-name="ce2" office:value-type="string" calcext:value-type="string">
            <text:p>Free</text:p>
          </table:table-cell>
          <table:table-cell table:style-name="ce2" office:value-type="string" calcext:value-type="string">
            <text:p>0x0800 – 0x0fff</text:p>
          </table:table-cell>
          <table:table-cell table:style-name="ce2" office:value-type="string" calcext:value-type="string">
            <text:p>Temperature lookup table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CRC MSB (CRC_MSB)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0x21</text:p>
          </table:table-cell>
          <table:table-cell table:style-name="ce2" office:value-type="string" calcext:value-type="string">
            <text:p>DS1302 Communication buffer</text:p>
          </table:table-cell>
          <table:table-cell table:style-name="ce8" table:number-columns-repeated="2"/>
          <table:table-cell table:style-name="ce2" office:value-type="string" calcext:value-type="string">
            <text:p>0x1000 – 0x10fd</text:p>
          </table:table-cell>
          <table:table-cell table:style-name="ce2" office:value-type="string" calcext:value-type="string">
            <text:p>Seven segment font tables</text:p>
          </table:table-cell>
          <table:table-cell table:style-name="ce2" office:value-type="string" calcext:value-type="string">
            <text:p>0x02</text:p>
          </table:table-cell>
          <table:table-cell table:style-name="ce2" office:value-type="string" calcext:value-type="string">
            <text:p>Status and configuration flags 0 (SC_0)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0x22</text:p>
          </table:table-cell>
          <table:table-cell table:style-name="ce2" office:value-type="string" calcext:value-type="string">
            <text:p>Button flags </text:p>
          </table:table-cell>
          <table:table-cell table:style-name="ce8" table:number-columns-repeated="2"/>
          <table:table-cell table:style-name="ce2" office:value-type="string" calcext:value-type="string">
            <text:p>0x10fe – 0x11ff</text:p>
          </table:table-cell>
          <table:table-cell table:style-name="ce2" office:value-type="string" calcext:value-type="string">
            <text:p>Display string table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Status and configuration flags 1 (SC_1)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0x23</text:p>
          </table:table-cell>
          <table:table-cell table:style-name="ce2" office:value-type="string" calcext:value-type="string">
            <text:p>Display control flags</text:p>
          </table:table-cell>
          <table:table-cell table:style-name="ce8" table:number-columns-repeated="2"/>
          <table:table-cell table:style-name="ce2" office:value-type="string" calcext:value-type="string">
            <text:p>0x1200 – 0x1207</text:p>
          </table:table-cell>
          <table:table-cell table:style-name="ce2" office:value-type="string" calcext:value-type="string">
            <text:p>Reset values for DS1302 clock registers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Alarm 0 H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0x24 – 0xff</text:p>
          </table:table-cell>
          <table:table-cell table:style-name="ce2" office:value-type="string" calcext:value-type="string">
            <text:p>Linker allocated</text:p>
          </table:table-cell>
          <table:table-cell table:style-name="ce8" table:number-columns-repeated="2"/>
          <table:table-cell table:style-name="ce2" office:value-type="string" calcext:value-type="string">
            <text:p>0x1208 – 0x1226</text:p>
          </table:table-cell>
          <table:table-cell table:style-name="ce2" office:value-type="string" calcext:value-type="string">
            <text:p>Reset values for DS1302 BBSRAM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Alarm 0 MN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3"/>
          <table:table-cell table:style-name="ce2" office:value-type="string" calcext:value-type="string">
            <text:p>0x1227 – 0x124a</text:p>
          </table:table-cell>
          <table:table-cell table:style-name="ce2" office:value-type="string" calcext:value-type="string">
            <text:p>24h to 12h conversion LUT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Alarm 0 Day-of-week flags and enable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3"/>
          <table:table-cell table:style-name="ce9" office:value-type="string" calcext:value-type="string">
            <text:p>0x124a – 0x12ff</text:p>
          </table:table-cell>
          <table:table-cell table:style-name="ce9" office:value-type="string" calcext:value-type="string">
            <text:p>Free</text:p>
          </table:table-cell>
          <table:table-cell table:style-name="ce2" office:value-type="string" calcext:value-type="string">
            <text:p>0x07</text:p>
          </table:table-cell>
          <table:table-cell table:style-name="ce2" office:value-type="string" calcext:value-type="string">
            <text:p>Alarm 1 HR</text:p>
          </table:table-cell>
          <table:table-cell table:number-columns-repeated="1016"/>
        </table:table-row>
        <table:table-row table:style-name="ro5">
          <table:table-cell table:style-name="ce4"/>
          <table:table-cell table:style-name="ce5" table:number-columns-repeated="3"/>
          <table:table-cell table:style-name="ce10" office:value-type="string" calcext:value-type="string">
            <text:p>0x1300 – 0x1400</text:p>
          </table:table-cell>
          <table:table-cell table:style-name="ce11" office:value-type="string" calcext:value-type="string">
            <text:p>FSM transition tables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Alarm 1 MN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Alarm 1 Day-of-week flags and enable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Alarm 2 HR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Alarm 2 MN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Alarm 2 Day-of-week flags and enable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Alarm 3 HR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Alarm 3 MN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10</text:p>
          </table:table-cell>
          <table:table-cell table:style-name="ce2" office:value-type="string" calcext:value-type="string">
            <text:p>Alarm 3 Day-of-week flags and enable</text:p>
          </table:table-cell>
          <table:table-cell table:number-columns-repeated="1016"/>
        </table:table-row>
        <table:table-row table:style-name="ro3">
          <table:table-cell table:style-name="ce4"/>
          <table:table-cell table:style-name="ce5" table:number-columns-repeated="5"/>
          <table:table-cell table:style-name="ce2" office:value-type="string" calcext:value-type="string">
            <text:p>0x11</text:p>
          </table:table-cell>
          <table:table-cell table:style-name="ce2" office:value-type="string" calcext:value-type="string">
            <text:p>Alarm 4 HR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2</text:p>
          </table:table-cell>
          <table:table-cell table:style-name="ce2" office:value-type="string" calcext:value-type="string">
            <text:p>Alarm 4 MN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3</text:p>
          </table:table-cell>
          <table:table-cell table:style-name="ce2" office:value-type="string" calcext:value-type="string">
            <text:p>Alarm 4 Day-of-week flags and enable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4</text:p>
          </table:table-cell>
          <table:table-cell table:style-name="ce2" office:value-type="string" calcext:value-type="string">
            <text:p>Alarm 5 HR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5</text:p>
          </table:table-cell>
          <table:table-cell table:style-name="ce2" office:value-type="string" calcext:value-type="string">
            <text:p>Alarm 5 MN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6</text:p>
          </table:table-cell>
          <table:table-cell table:style-name="ce2" office:value-type="string" calcext:value-type="string">
            <text:p>Alarm 5 Day-of-week flags and enable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7</text:p>
          </table:table-cell>
          <table:table-cell table:style-name="ce2" office:value-type="string" calcext:value-type="string">
            <text:p>Alarm 6 HR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8</text:p>
          </table:table-cell>
          <table:table-cell table:style-name="ce2" office:value-type="string" calcext:value-type="string">
            <text:p>Alarm 6 MN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9</text:p>
          </table:table-cell>
          <table:table-cell table:style-name="ce12" office:value-type="string" calcext:value-type="string">
            <text:p>Alarm 6 Day-of-week flags and enable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a</text:p>
          </table:table-cell>
          <table:table-cell table:style-name="ce2" office:value-type="string" calcext:value-type="string">
            <text:p>Free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b</text:p>
          </table:table-cell>
          <table:table-cell table:style-name="ce2" office:value-type="string" calcext:value-type="string">
            <text:p>Free</text:p>
          </table:table-cell>
          <table:table-cell table:number-columns-repeated="1016"/>
        </table:table-row>
        <table:table-row table:style-name="ro3">
          <table:table-cell table:style-name="ce5" table:number-columns-repeated="6"/>
          <table:table-cell table:style-name="ce2" office:value-type="string" calcext:value-type="string">
            <text:p>0x1c</text:p>
          </table:table-cell>
          <table:table-cell table:style-name="ce2" office:value-type="string" calcext:value-type="string">
            <text:p>Free</text:p>
          </table:table-cell>
          <table:table-cell table:number-columns-repeated="1016"/>
        </table:table-row>
        <table:table-row table:style-name="ro2">
          <table:table-cell table:style-name="ce5" table:number-columns-repeated="6"/>
          <table:table-cell table:style-name="ce2" office:value-type="string" calcext:value-type="string">
            <text:p>0x1d</text:p>
          </table:table-cell>
          <table:table-cell table:style-name="ce2" office:value-type="string" calcext:value-type="string">
            <text:p>Temperature offset LSB</text:p>
          </table:table-cell>
          <table:table-cell table:number-columns-repeated="1016"/>
        </table:table-row>
        <table:table-row table:style-name="ro2">
          <table:table-cell table:style-name="ce5" table:number-columns-repeated="6"/>
          <table:table-cell table:style-name="ce2" office:value-type="string" calcext:value-type="string">
            <text:p>0x1e</text:p>
          </table:table-cell>
          <table:table-cell table:style-name="ce2" office:value-type="string" calcext:value-type="string">
            <text:p>Temperature offset MSB</text:p>
          </table:table-cell>
          <table:table-cell table:number-columns-repeated="1016"/>
        </table:table-row>
        <table:table-row table:style-name="ro2" table:number-rows-repeated="9">
          <table:table-cell table:style-name="ce5" table:number-columns-repeated="8"/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General Memory Map'.A4:'General Memory Map'.G12 'General Memory Map'.H4:'General Memory Map'.H28 'General Memory Map'.H30:'General Memory Map'.H43 'General Memory Map'.A14:'General Memory Map'.G43 'General Memory Map'.A13:'General Memory Map'.D13 'General Memory Map'.G13:'General Memory Map'.G13">
            <calcext:condition calcext:apply-style-name="Untitled1" calcext:value="=&quot;Free&quot;" calcext:base-cell-address="'General Memory Map'.A5"/>
          </calcext:conditional-format>
          <calcext:conditional-format calcext:target-range-address="'General Memory Map'.H29:'General Memory Map'.H29">
            <calcext:condition calcext:apply-style-name="Untitled1" calcext:value="=&quot;Free&quot;" calcext:base-cell-address="'General Memory Map'.H29"/>
          </calcext:conditional-format>
          <calcext:conditional-format calcext:target-range-address="'General Memory Map'.E13:'General Memory Map'.E13">
            <calcext:condition calcext:apply-style-name="Untitled1" calcext:value="=&quot;Free&quot;" calcext:base-cell-address="'General Memory Map'.E13"/>
          </calcext:conditional-format>
          <calcext:conditional-format calcext:target-range-address="'General Memory Map'.F13:'General Memory Map'.F13">
            <calcext:condition calcext:apply-style-name="Untitled1" calcext:value="=&quot;Free&quot;" calcext:base-cell-address="'General Memory Map'.F13"/>
          </calcext:conditional-format>
        </calcext:conditional-formats>
      </table:table>
      <table:table table:name="Bit mappings" table:style-name="ta1">
        <table:table-column table:style-name="co9" table:default-cell-style-name="ce30"/>
        <table:table-column table:style-name="co10" table:default-cell-style-name="ce21"/>
        <table:table-column table:style-name="co11" table:default-cell-style-name="ce39"/>
        <table:table-column table:style-name="co12" table:default-cell-style-name="ce39"/>
        <table:table-column table:style-name="co13" table:default-cell-style-name="ce30"/>
        <table:table-column table:style-name="co14" table:number-columns-repeated="1018" table:default-cell-style-name="ce30"/>
        <table:table-column table:style-name="co14" table:default-cell-style-name="Default"/>
        <table:table-row table:style-name="ro6">
          <table:table-cell table:style-name="ce28" office:value-type="string" calcext:value-type="string" table:number-columns-spanned="5" table:number-rows-spanned="1">
            <text:p>Bit mappings</text:p>
          </table:table-cell>
          <table:covered-table-cell table:style-name="ce22"/>
          <table:covered-table-cell table:number-columns-repeated="2" table:style-name="ce31"/>
          <table:covered-table-cell table:style-name="ce29"/>
          <table:table-cell table:number-columns-repeated="1019"/>
        </table:table-row>
        <table:table-row table:style-name="ro5"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Bit 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Clear</text:p>
          </table:table-cell>
          <table:table-cell table:style-name="ce44" office:value-type="string" calcext:value-type="string" table:number-columns-spanned="1" table:number-rows-spanned="9">
            <text:p>Applicable for Day-of-week and enable registers for all alarms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 table:number-columns-spanned="1" table:number-rows-spanned="8">
            <text:p>Alarm Day-of-week flags and enable</text:p>
          </table:table-cell>
          <table:table-cell table:style-name="ce22" office:value-type="float" office:value="7" calcext:value-type="float">
            <text:p>7</text:p>
          </table:table-cell>
          <table:table-cell table:style-name="ce32" office:value-type="string" calcext:value-type="string">
            <text:p>Alarm enabled on SUN</text:p>
          </table:table-cell>
          <table:table-cell table:style-name="ce32" office:value-type="string" calcext:value-type="string">
            <text:p>Alarm disabled on SUN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22"/>
          <table:table-cell table:style-name="ce22" office:value-type="float" office:value="6" calcext:value-type="float">
            <text:p>6</text:p>
          </table:table-cell>
          <table:table-cell table:style-name="ce32" office:value-type="string" calcext:value-type="string">
            <text:p>Alarm enabled on SAT</text:p>
          </table:table-cell>
          <table:table-cell table:style-name="ce32" office:value-type="string" calcext:value-type="string">
            <text:p>Alarm disabled on SAT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22"/>
          <table:table-cell table:style-name="ce22" office:value-type="float" office:value="5" calcext:value-type="float">
            <text:p>5</text:p>
          </table:table-cell>
          <table:table-cell table:style-name="ce32" office:value-type="string" calcext:value-type="string">
            <text:p>Alarm enabled on FRI</text:p>
          </table:table-cell>
          <table:table-cell table:style-name="ce32" office:value-type="string" calcext:value-type="string">
            <text:p>Alarm disabled on FRI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22"/>
          <table:table-cell table:style-name="ce22" office:value-type="float" office:value="4" calcext:value-type="float">
            <text:p>4</text:p>
          </table:table-cell>
          <table:table-cell table:style-name="ce32" office:value-type="string" calcext:value-type="string">
            <text:p>Alarm enabled on THU</text:p>
          </table:table-cell>
          <table:table-cell table:style-name="ce32" office:value-type="string" calcext:value-type="string">
            <text:p>Alarm disabled on THU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22"/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Alarm enabled on WED</text:p>
          </table:table-cell>
          <table:table-cell table:style-name="ce32" office:value-type="string" calcext:value-type="string">
            <text:p>Alarm disabled on WED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22"/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Alarm enabled on TUE</text:p>
          </table:table-cell>
          <table:table-cell table:style-name="ce32" office:value-type="string" calcext:value-type="string">
            <text:p>Alarm disabled on TUE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22"/>
          <table:table-cell table:style-name="ce22" office:value-type="float" office:value="1" calcext:value-type="float">
            <text:p>1</text:p>
          </table:table-cell>
          <table:table-cell table:style-name="ce32" office:value-type="string" calcext:value-type="string">
            <text:p>Alarm enabled on MON</text:p>
          </table:table-cell>
          <table:table-cell table:style-name="ce32" office:value-type="string" calcext:value-type="string">
            <text:p>Alarm disabled on MON</text:p>
          </table:table-cell>
          <table:covered-table-cell table:style-name="ce29"/>
          <table:table-cell table:number-columns-repeated="1019"/>
        </table:table-row>
        <table:table-row table:style-name="ro3">
          <table:covered-table-cell table:style-name="ce22"/>
          <table:table-cell table:style-name="ce22" office:value-type="float" office:value="0" calcext:value-type="float">
            <text:p>0</text:p>
          </table:table-cell>
          <table:table-cell table:style-name="ce32" office:value-type="string" calcext:value-type="string">
            <text:p>Alarm enabled</text:p>
          </table:table-cell>
          <table:table-cell table:style-name="ce32" office:value-type="string" calcext:value-type="string">
            <text:p>Alarm disabled</text:p>
          </table:table-cell>
          <table:covered-table-cell table:style-name="ce29"/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8">
            <text:p>Status and configuration flags 0</text:p>
          </table:table-cell>
          <table:table-cell table:style-name="ce22" office:value-type="float" office:value="7" calcext:value-type="float">
            <text:p>7</text:p>
          </table:table-cell>
          <table:table-cell table:style-name="ce33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6" calcext:value-type="float">
            <text:p>6</text:p>
          </table:table-cell>
          <table:table-cell table:style-name="ce33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5" calcext:value-type="float">
            <text:p>5</text:p>
          </table:table-cell>
          <table:table-cell table:style-name="ce33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4" calcext:value-type="float">
            <text:p>4</text:p>
          </table:table-cell>
          <table:table-cell table:style-name="ce33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3" calcext:value-type="float">
            <text:p>3</text:p>
          </table:table-cell>
          <table:table-cell table:style-name="ce33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2" calcext:value-type="float">
            <text:p>2</text:p>
          </table:table-cell>
          <table:table-cell table:style-name="ce33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1" calcext:value-type="float">
            <text:p>1</text:p>
          </table:table-cell>
          <table:table-cell table:style-name="ce33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0" calcext:value-type="float">
            <text:p>0</text:p>
          </table:table-cell>
          <table:table-cell table:style-name="ce32" office:value-type="string" calcext:value-type="string">
            <text:p>Leading zeroes hidden on display</text:p>
          </table:table-cell>
          <table:table-cell table:style-name="ce32" office:value-type="string" calcext:value-type="string">
            <text:p>Leading zeroes not hidden on display</text:p>
          </table:table-cell>
          <table:table-cell table:style-name="ce29"/>
          <table:table-cell table:number-columns-repeated="1019"/>
        </table:table-row>
        <table:table-row table:style-name="ro3">
          <table:table-cell table:style-name="ce28" office:value-type="string" calcext:value-type="string" table:number-columns-spanned="1" table:number-rows-spanned="8">
            <text:p>Status and configuration flags 1</text:p>
          </table:table-cell>
          <table:table-cell table:style-name="ce22" office:value-type="float" office:value="7" calcext:value-type="float">
            <text:p>7</text:p>
          </table:table-cell>
          <table:table-cell table:style-name="ce34" office:value-type="string" calcext:value-type="string">
            <text:p>Date display format is MM/DD</text:p>
          </table:table-cell>
          <table:table-cell table:style-name="ce40" office:value-type="string" calcext:value-type="string">
            <text:p>Date display format is DD/MM</text:p>
          </table:table-cell>
          <table:table-cell table:style-name="ce44"/>
          <table:table-cell table:number-columns-repeated="1019"/>
        </table:table-row>
        <table:table-row table:style-name="ro3">
          <table:covered-table-cell table:style-name="ce28"/>
          <table:table-cell table:style-name="ce22" office:value-type="float" office:value="6" calcext:value-type="float">
            <text:p>6</text:p>
          </table:table-cell>
          <table:table-cell table:style-name="ce35" office:value-type="string" calcext:value-type="string">
            <text:p>Time display format is 12h</text:p>
          </table:table-cell>
          <table:table-cell table:style-name="ce41" office:value-type="string" calcext:value-type="string">
            <text:p>Time display format is 24h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5" calcext:value-type="float">
            <text:p>5</text:p>
          </table:table-cell>
          <table:table-cell table:style-name="ce35" office:value-type="string" calcext:value-type="string">
            <text:p>Display year in auto mode</text:p>
          </table:table-cell>
          <table:table-cell table:style-name="ce41" office:value-type="string" calcext:value-type="string">
            <text:p>No Display year in auto mod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4" calcext:value-type="float">
            <text:p>4</text:p>
          </table:table-cell>
          <table:table-cell table:style-name="ce35" office:value-type="string" calcext:value-type="string">
            <text:p>Display date in auto mode</text:p>
          </table:table-cell>
          <table:table-cell table:style-name="ce41" office:value-type="string" calcext:value-type="string">
            <text:p>No Display date in auto mod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3" calcext:value-type="float">
            <text:p>3</text:p>
          </table:table-cell>
          <table:table-cell table:style-name="ce35" office:value-type="string" calcext:value-type="string">
            <text:p>Display dow in auto mode</text:p>
          </table:table-cell>
          <table:table-cell table:style-name="ce41" office:value-type="string" calcext:value-type="string">
            <text:p>No Display dow in auto mod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2" calcext:value-type="float">
            <text:p>2</text:p>
          </table:table-cell>
          <table:table-cell table:style-name="ce35" office:value-type="string" calcext:value-type="string">
            <text:p>Display temperature in auto mode</text:p>
          </table:table-cell>
          <table:table-cell table:style-name="ce41" office:value-type="string" calcext:value-type="string">
            <text:p>No Display temperature in auto mod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1" calcext:value-type="float">
            <text:p>1</text:p>
          </table:table-cell>
          <table:table-cell table:style-name="ce36" office:value-type="string" calcext:value-type="string">
            <text:p>Display mmss in auto mode</text:p>
          </table:table-cell>
          <table:table-cell table:style-name="ce42" office:value-type="string" calcext:value-type="string">
            <text:p>Display mmss in auto mode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0" calcext:value-type="float">
            <text:p>0</text:p>
          </table:table-cell>
          <table:table-cell table:style-name="ce37" office:value-type="string" calcext:value-type="string">
            <text:p>All alarms enabled</text:p>
          </table:table-cell>
          <table:table-cell table:style-name="ce43" office:value-type="string" calcext:value-type="string">
            <text:p>All alarms disabled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8">
            <text:p>Button flags</text:p>
          </table:table-cell>
          <table:table-cell table:style-name="ce22" office:value-type="float" office:value="7" calcext:value-type="float">
            <text:p>7</text:p>
          </table:table-cell>
          <table:table-cell table:style-name="ce32" office:value-type="string" calcext:value-type="string">
            <text:p>Select button is held down</text:p>
          </table:table-cell>
          <table:table-cell table:style-name="ce32" office:value-type="string" calcext:value-type="string">
            <text:p>Select button is not held down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8"/>
          <table:table-cell table:style-name="ce22" office:value-type="float" office:value="6" calcext:value-type="float">
            <text:p>6</text:p>
          </table:table-cell>
          <table:table-cell table:style-name="ce32" office:value-type="string" calcext:value-type="string">
            <text:p>Select button was long pressed</text:p>
          </table:table-cell>
          <table:table-cell table:style-name="ce32" office:value-type="string" calcext:value-type="string">
            <text:p>Select button was not long pressed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5" calcext:value-type="float">
            <text:p>5</text:p>
          </table:table-cell>
          <table:table-cell table:style-name="ce32" office:value-type="string" calcext:value-type="string">
            <text:p>Select button was pressed</text:p>
          </table:table-cell>
          <table:table-cell table:style-name="ce32" office:value-type="string" calcext:value-type="string">
            <text:p>Select button was not pressed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4" calcext:value-type="float">
            <text:p>4</text:p>
          </table:table-cell>
          <table:table-cell table:style-name="ce32" office:value-type="string" calcext:value-type="string">
            <text:p>Select button is being pressed</text:p>
          </table:table-cell>
          <table:table-cell table:style-name="ce32" office:value-type="string" calcext:value-type="string">
            <text:p>Select button is not being pressed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Menu button is held down</text:p>
          </table:table-cell>
          <table:table-cell table:style-name="ce32" office:value-type="string" calcext:value-type="string">
            <text:p>Menu button is not held down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enu button was long pressed</text:p>
          </table:table-cell>
          <table:table-cell table:style-name="ce32" office:value-type="string" calcext:value-type="string">
            <text:p>Menu button was not long pressed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1" calcext:value-type="float">
            <text:p>1</text:p>
          </table:table-cell>
          <table:table-cell table:style-name="ce32" office:value-type="string" calcext:value-type="string">
            <text:p>Menu button was pressed</text:p>
          </table:table-cell>
          <table:table-cell table:style-name="ce32" office:value-type="string" calcext:value-type="string">
            <text:p>Menu button was not pressed</text:p>
          </table:table-cell>
          <table:table-cell table:style-name="ce29"/>
          <table:table-cell table:number-columns-repeated="1019"/>
        </table:table-row>
        <table:table-row table:style-name="ro5">
          <table:covered-table-cell table:style-name="ce29"/>
          <table:table-cell table:style-name="ce22" office:value-type="float" office:value="0" calcext:value-type="float">
            <text:p>0</text:p>
          </table:table-cell>
          <table:table-cell table:style-name="ce32" office:value-type="string" calcext:value-type="string">
            <text:p>Menu button is being pressed</text:p>
          </table:table-cell>
          <table:table-cell table:style-name="ce32" office:value-type="string" calcext:value-type="string">
            <text:p>Menu button is not being pressed</text:p>
          </table:table-cell>
          <table:table-cell table:style-name="ce29"/>
          <table:table-cell table:number-columns-repeated="1019"/>
        </table:table-row>
        <table:table-row table:style-name="ro5">
          <table:table-cell table:style-name="ce28" office:value-type="string" calcext:value-type="string" table:number-columns-spanned="1" table:number-rows-spanned="8">
            <text:p>Display control flags</text:p>
          </table:table-cell>
          <table:table-cell table:style-name="ce22" office:value-type="float" office:value="7" calcext:value-type="float">
            <text:p>7</text:p>
          </table:table-cell>
          <table:table-cell table:style-name="ce32" office:value-type="string" calcext:value-type="string">
            <text:p>Automatic brightness adjustment enabled</text:p>
          </table:table-cell>
          <table:table-cell table:style-name="ce32" office:value-type="string" calcext:value-type="string">
            <text:p>Automatic brightness adjustment disabled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8"/>
          <table:table-cell table:style-name="ce22" office:value-type="float" office:value="6" calcext:value-type="float">
            <text:p>6</text:p>
          </table:table-cell>
          <table:table-cell table:style-name="ce38" office:value-type="string" calcext:value-type="string">
            <text:p>Display in auto mode</text:p>
          </table:table-cell>
          <table:table-cell table:style-name="ce32" office:value-type="string" calcext:value-type="string">
            <text:p>Display in manual mod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5" calcext:value-type="float">
            <text:p>5</text:p>
          </table:table-cell>
          <table:table-cell table:style-name="ce38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4" calcext:value-type="float">
            <text:p>4</text:p>
          </table:table-cell>
          <table:table-cell table:style-name="ce38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3" calcext:value-type="float">
            <text:p>3</text:p>
          </table:table-cell>
          <table:table-cell table:style-name="ce38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2" calcext:value-type="float">
            <text:p>2</text:p>
          </table:table-cell>
          <table:table-cell table:style-name="ce38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1" calcext:value-type="float">
            <text:p>1</text:p>
          </table:table-cell>
          <table:table-cell table:style-name="ce38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3">
          <table:covered-table-cell table:style-name="ce29"/>
          <table:table-cell table:style-name="ce22" office:value-type="float" office:value="0" calcext:value-type="float">
            <text:p>0</text:p>
          </table:table-cell>
          <table:table-cell table:style-name="ce38" office:value-type="string" calcext:value-type="string">
            <text:p>Free</text:p>
          </table:table-cell>
          <table:table-cell table:style-name="ce32" office:value-type="string" calcext:value-type="string">
            <text:p>Free</text:p>
          </table:table-cell>
          <table:table-cell table:style-name="ce29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it mappings'.D27:'Bit mappings'.D1048576 'Bit mappings'.D2:'Bit mappings'.D18 'Bit mappings'.C43:'Bit mappings'.C1048576 'Bit mappings'.C27:'Bit mappings'.C35 'Bit mappings'.C2:'Bit mappings'.C10 'Bit mappings'.C18:'Bit mappings'.C18">
            <calcext:condition calcext:apply-style-name="Untitled1" calcext:value="=&quot;True&quot;" calcext:base-cell-address="'Bit mappings'.C2"/>
          </calcext:conditional-format>
          <calcext:conditional-format calcext:target-range-address="'Bit mappings'.C43:'Bit mappings'.C1048576 'Bit mappings'.D27:'Bit mappings'.D1048576 'Bit mappings'.D2:'Bit mappings'.D18 'Bit mappings'.C27:'Bit mappings'.C35 'Bit mappings'.C2:'Bit mappings'.C10 'Bit mappings'.C18:'Bit mappings'.C18">
            <calcext:condition calcext:apply-style-name="Untitled1" calcext:value="=&quot;Free&quot;" calcext:base-cell-address="'Bit mappings'.C2"/>
          </calcext:conditional-format>
          <calcext:conditional-format calcext:target-range-address="'Bit mappings'.C26:'Bit mappings'.C26">
            <calcext:condition calcext:apply-style-name="Untitled1" calcext:value="=&quot;True&quot;" calcext:base-cell-address="'Bit mappings'.C26"/>
          </calcext:conditional-format>
          <calcext:conditional-format calcext:target-range-address="'Bit mappings'.C26:'Bit mappings'.C26">
            <calcext:condition calcext:apply-style-name="Untitled1" calcext:value="=&quot;Free&quot;" calcext:base-cell-address="'Bit mappings'.C26"/>
          </calcext:conditional-format>
          <calcext:conditional-format calcext:target-range-address="'Bit mappings'.D26:'Bit mappings'.D26">
            <calcext:condition calcext:apply-style-name="Untitled1" calcext:value="=&quot;True&quot;" calcext:base-cell-address="'Bit mappings'.D26"/>
          </calcext:conditional-format>
          <calcext:conditional-format calcext:target-range-address="'Bit mappings'.D26:'Bit mappings'.D26">
            <calcext:condition calcext:apply-style-name="Untitled1" calcext:value="=&quot;Free&quot;" calcext:base-cell-address="'Bit mappings'.D26"/>
          </calcext:conditional-format>
          <calcext:conditional-format calcext:target-range-address="'Bit mappings'.C20:'Bit mappings'.C25">
            <calcext:condition calcext:apply-style-name="Untitled1" calcext:value="=&quot;True&quot;" calcext:base-cell-address="'Bit mappings'.C20"/>
          </calcext:conditional-format>
          <calcext:conditional-format calcext:target-range-address="'Bit mappings'.C20:'Bit mappings'.C25">
            <calcext:condition calcext:apply-style-name="Untitled1" calcext:value="=&quot;Free&quot;" calcext:base-cell-address="'Bit mappings'.C20"/>
          </calcext:conditional-format>
          <calcext:conditional-format calcext:target-range-address="'Bit mappings'.C36:'Bit mappings'.C42">
            <calcext:condition calcext:apply-style-name="Untitled1" calcext:value="=&quot;True&quot;" calcext:base-cell-address="'Bit mappings'.C36"/>
          </calcext:conditional-format>
          <calcext:conditional-format calcext:target-range-address="'Bit mappings'.C36:'Bit mappings'.C42">
            <calcext:condition calcext:apply-style-name="Untitled1" calcext:value="=&quot;Free&quot;" calcext:base-cell-address="'Bit mappings'.C36"/>
          </calcext:conditional-format>
          <calcext:conditional-format calcext:target-range-address="'Bit mappings'.C1:'Bit mappings'.D1">
            <calcext:condition calcext:apply-style-name="Untitled1" calcext:value="=&quot;True&quot;" calcext:base-cell-address="'Bit mappings'.C1"/>
          </calcext:conditional-format>
          <calcext:conditional-format calcext:target-range-address="'Bit mappings'.C1:'Bit mappings'.D1">
            <calcext:condition calcext:apply-style-name="Untitled1" calcext:value="=&quot;Free&quot;" calcext:base-cell-address="'Bit mappings'.C1"/>
          </calcext:conditional-format>
          <calcext:conditional-format calcext:target-range-address="'Bit mappings'.D20:'Bit mappings'.D25">
            <calcext:condition calcext:apply-style-name="Untitled1" calcext:value="=&quot;True&quot;" calcext:base-cell-address="'Bit mappings'.D20"/>
          </calcext:conditional-format>
          <calcext:conditional-format calcext:target-range-address="'Bit mappings'.D20:'Bit mappings'.D25">
            <calcext:condition calcext:apply-style-name="Untitled1" calcext:value="=&quot;Free&quot;" calcext:base-cell-address="'Bit mappings'.D20"/>
          </calcext:conditional-format>
          <calcext:conditional-format calcext:target-range-address="'Bit mappings'.C11:'Bit mappings'.C17">
            <calcext:condition calcext:apply-style-name="Untitled1" calcext:value="=&quot;True&quot;" calcext:base-cell-address="'Bit mappings'.C11"/>
          </calcext:conditional-format>
          <calcext:conditional-format calcext:target-range-address="'Bit mappings'.C11:'Bit mappings'.C17">
            <calcext:condition calcext:apply-style-name="Untitled1" calcext:value="=&quot;Free&quot;" calcext:base-cell-address="'Bit mappings'.C11"/>
          </calcext:conditional-format>
          <calcext:conditional-format calcext:target-range-address="'Bit mappings'.C19:'Bit mappings'.C24">
            <calcext:condition calcext:apply-style-name="Untitled1" calcext:value="=&quot;True&quot;" calcext:base-cell-address="'Bit mappings'.C19"/>
          </calcext:conditional-format>
          <calcext:conditional-format calcext:target-range-address="'Bit mappings'.C19:'Bit mappings'.C24">
            <calcext:condition calcext:apply-style-name="Untitled1" calcext:value="=&quot;Free&quot;" calcext:base-cell-address="'Bit mappings'.C19"/>
          </calcext:conditional-format>
          <calcext:conditional-format calcext:target-range-address="'Bit mappings'.D19:'Bit mappings'.D24">
            <calcext:condition calcext:apply-style-name="Untitled1" calcext:value="=&quot;True&quot;" calcext:base-cell-address="'Bit mappings'.D19"/>
          </calcext:conditional-format>
          <calcext:conditional-format calcext:target-range-address="'Bit mappings'.D19:'Bit mappings'.D24">
            <calcext:condition calcext:apply-style-name="Untitled1" calcext:value="=&quot;Free&quot;" calcext:base-cell-address="'Bit mappings'.D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5:47:58.0785180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22:07:10.504488174</meta:creation-date>
    <dc:date>2017-08-09T15:49:00.202865310</dc:date>
    <meta:editing-duration>PT8H9M23S</meta:editing-duration>
    <meta:editing-cycles>31</meta:editing-cycles>
    <meta:generator>LibreOffice/5.2.7.2$Linux_X86_64 LibreOffice_project/20m0$Build-2</meta:generator>
    <meta:document-statistic meta:table-count="2" meta:cell-count="240" meta:object-count="0"/>
  </office:meta>
</office:document-meta>
</file>